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anklin Gothic Book1" svg:font-family="'Franklin Gothic Book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Book" svg:font-family="'Franklin Gothic Boo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2.027cm"/>
    </style:style>
    <style:style style:name="co4" style:family="table-column">
      <style:table-column-properties fo:break-before="auto" style:column-width="2.081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2.223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141cm solid #ffffff" fo:background-color="#8c8d86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lr-tb"/>
      <style:text-properties fo:color="#ffffff" style:text-outline="false" style:text-line-through-style="none" style:font-name="Franklin Gothic Boo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Excel_20_Built-in_20_Normal">
      <style:table-cell-properties fo:border-bottom="0.088cm solid #ffffff" fo:background-color="#dbdbd9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0.141cm solid #ffffff" style:vertical-align="middle"/>
      <style:paragraph-properties fo:text-align="center" fo:margin-left="0cm" style:writing-mode="lr-tb"/>
      <style:text-properties fo:color="#000000" style:text-outline="false" style:text-line-through-styl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4" style:family="table-cell" style:parent-style-name="Excel_20_Built-in_20_Normal">
      <style:table-cell-properties fo:background-color="#eeeeed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5" style:family="table-cell" style:parent-style-name="Excel_20_Built-in_20_Normal">
      <style:table-cell-properties fo:background-color="#dbdbd9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.035cm" svg:stroke-color="#43729d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26cm" svg:stroke-color="#000000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1" table:number-columns-repeated="3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1" table:number-columns-repeated="1004" table:default-cell-style-name="Excel_20_Built-in_20_Normal"/>
        <table:table-row table:style-name="ro1">
          <table:table-cell/>
          <table:table-cell table:style-name="ce1" office:value-type="string" table:number-columns-spanned="9" table:number-rows-spanned="1">
            <text:p>Zad. 5 Znajdź najkrótszą drogę od żródła do ujścia w następujących sieciach:</text:p>
          </table:table-cell>
          <table:covered-table-cell table:number-columns-repeated="8" table:style-name="ce6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>
            <draw:g table:end-cell-address="Arkusz1.I22" table:end-x="0.871cm" table:end-y="0.006cm" draw:z-index="0" draw:name="Grupa 1">
              <draw:custom-shape draw:name="Owal 2" draw:style-name="gr1" draw:text-style-name="P1" svg:width="1.318cm" svg:height="1.14cm" svg:x="8.522cm" svg:y="5.709cm">
                <text:p text:style-name="P1"><text:span text:style-name="T1">d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wal 3" draw:style-name="gr1" draw:text-style-name="P1" svg:width="1.318cm" svg:height="1.14cm" svg:x="4.06cm" svg:y="5.709cm">
                <text:p text:style-name="P1"><text:span text:style-name="T1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wal 4" draw:style-name="gr1" draw:text-style-name="P1" svg:width="1.318cm" svg:height="1.13cm" svg:x="8.522cm" svg:y="0.864cm">
                <text:p text:style-name="P1"><text:span text:style-name="T1">e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wal 5" draw:style-name="gr1" draw:text-style-name="P1" svg:width="1.318cm" svg:height="1.13cm" svg:x="4.06cm" svg:y="0.864cm">
                <text:p text:style-name="P1"><text:span text:style-name="T1">c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wal 6" draw:style-name="gr1" draw:text-style-name="P1" svg:width="1.318cm" svg:height="1.145cm" svg:x="0.075cm" svg:y="3.256cm">
                <text:p text:style-name="P1"><text:span text:style-name="T1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wal 7" draw:style-name="gr1" draw:text-style-name="P1" svg:width="1.318cm" svg:height="1.145cm" svg:x="13.012cm" svg:y="3.288cm">
                <text:p text:style-name="P1"><text:span text:style-name="T1">f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name="Łącznik prosty ze strzałką 8" draw:style-name="gr2" draw:text-style-name="P2" svg:x1="1.2cm" svg:y1="3.423cm" svg:x2="4.253cm" svg:y2="1.827cm" svg:d="M2901 6385h1527v-1596h1526">
                <text:p/>
              </draw:connector>
              <draw:connector draw:name="Łącznik prosty ze strzałką 9" draw:style-name="gr2" draw:text-style-name="P2" svg:x1="5.378cm" svg:y1="1.429cm" svg:x2="8.521cm" svg:y2="1.43cm" svg:d="M7079 4391h1572v1h1571">
                <text:p/>
              </draw:connector>
              <draw:connector draw:name="Łącznik prosty ze strzałką 10" draw:style-name="gr2" draw:text-style-name="P2" svg:x1="9.181cm" svg:y1="5.709cm" svg:x2="9.181cm" svg:y2="1.994cm" svg:d="M10882 8671v-3715">
                <text:p/>
              </draw:connector>
              <draw:connector draw:name="Łącznik prosty ze strzałką 11" draw:style-name="gr2" draw:text-style-name="P2" svg:x1="9.84cm" svg:y1="1.429cm" svg:x2="13.205cm" svg:y2="3.455cm" svg:d="M11541 4391h1683v2026h1682">
                <text:p/>
              </draw:connector>
              <draw:connector draw:name="Łącznik prosty ze strzałką 12" draw:style-name="gr2" draw:text-style-name="P2" svg:x1="9.84cm" svg:y1="6.277cm" svg:x2="13.205cm" svg:y2="4.266cm" svg:d="M11541 9239h1683v-2011h1682">
                <text:p/>
              </draw:connector>
              <draw:connector draw:name="Łącznik prosty ze strzałką 13" draw:style-name="gr2" draw:text-style-name="P2" svg:x1="5.378cm" svg:y1="6.278cm" svg:x2="8.521cm" svg:y2="6.277cm" svg:d="M7079 9240h1572v-1h1571">
                <text:p/>
              </draw:connector>
              <draw:connector draw:name="Łącznik prosty ze strzałką 14" draw:style-name="gr2" draw:text-style-name="P2" svg:x1="1.227cm" svg:y1="4.062cm" svg:x2="4.253cm" svg:y2="5.876cm" svg:d="M2928 7024h1513v1814h1513">
                <text:p/>
              </draw:connector>
              <draw:connector draw:name="Łącznik prosty ze strzałką 16" draw:style-name="gr2" draw:text-style-name="P2" svg:x1="4.719cm" svg:y1="5.709cm" svg:x2="4.719cm" svg:y2="1.994cm" svg:d="M6420 8671v-3715">
                <text:p/>
              </draw:connector>
              <draw:custom-shape draw:name="pole tekstowe 33" draw:style-name="gr3" draw:text-style-name="P3" svg:width="0.925cm" svg:height="1.026cm" svg:x="6.313cm" svg:y="6.387cm">
                <text:p text:style-name="P3"><text:span text:style-name="T2">6</text:span></text:p>
                <draw:enhanced-geometry svg:viewBox="0 0 21600 21600" draw:type="rectangle" draw:enhanced-path="M 0 0 L 21600 0 21600 21600 0 21600 0 0 Z N"/>
              </draw:custom-shape>
              <draw:custom-shape draw:name="pole tekstowe 34" draw:style-name="gr3" draw:text-style-name="P3" svg:width="0.925cm" svg:height="1.026cm" svg:x="6.391cm" svg:y="0.427cm">
                <text:p text:style-name="P3"><text:span text:style-name="T2">5</text:span></text:p>
                <draw:enhanced-geometry svg:viewBox="0 0 21600 21600" draw:type="rectangle" draw:enhanced-path="M 0 0 L 21600 0 21600 21600 0 21600 0 0 Z N"/>
              </draw:custom-shape>
              <draw:custom-shape draw:name="pole tekstowe 35" draw:style-name="gr3" draw:text-style-name="P3" svg:width="1.284cm" svg:height="1.026cm" svg:x="9.247cm" svg:y="3.24cm">
                <text:p text:style-name="P3"><text:span text:style-name="T2">-4</text:span></text:p>
                <draw:enhanced-geometry svg:viewBox="0 0 21600 21600" draw:type="rectangle" draw:enhanced-path="M 0 0 L 21600 0 21600 21600 0 21600 0 0 Z N"/>
              </draw:custom-shape>
              <draw:custom-shape draw:name="pole tekstowe 36" draw:style-name="gr3" draw:text-style-name="P3" svg:width="0.925cm" svg:height="1.026cm" svg:x="1.717cm" svg:y="4.859cm">
                <text:p text:style-name="P3"><text:span text:style-name="T2">6</text:span></text:p>
                <draw:enhanced-geometry svg:viewBox="0 0 21600 21600" draw:type="rectangle" draw:enhanced-path="M 0 0 L 21600 0 21600 21600 0 21600 0 0 Z N"/>
              </draw:custom-shape>
              <draw:custom-shape draw:name="pole tekstowe 37" draw:style-name="gr3" draw:text-style-name="P3" svg:width="0.925cm" svg:height="1.026cm" svg:x="11.523cm" svg:y="1.601cm">
                <text:p text:style-name="P3"><text:span text:style-name="T2">3</text:span></text:p>
                <draw:enhanced-geometry svg:viewBox="0 0 21600 21600" draw:type="rectangle" draw:enhanced-path="M 0 0 L 21600 0 21600 21600 0 21600 0 0 Z N"/>
              </draw:custom-shape>
              <draw:custom-shape draw:name="pole tekstowe 38" draw:style-name="gr3" draw:text-style-name="P3" svg:width="0.925cm" svg:height="1.026cm" svg:x="11.523cm" svg:y="5.272cm">
                <text:p text:style-name="P3"><text:span text:style-name="T2">3</text:span></text:p>
                <draw:enhanced-geometry svg:viewBox="0 0 21600 21600" draw:type="rectangle" draw:enhanced-path="M 0 0 L 21600 0 21600 21600 0 21600 0 0 Z N"/>
              </draw:custom-shape>
              <draw:custom-shape draw:name="pole tekstowe 40" draw:style-name="gr3" draw:text-style-name="P3" svg:width="1.221cm" svg:height="1.026cm" svg:x="3.534cm" svg:y="3.229cm">
                <text:p text:style-name="P3"><text:span text:style-name="T2">-2</text:span></text:p>
                <draw:enhanced-geometry svg:viewBox="0 0 21600 21600" draw:type="rectangle" draw:enhanced-path="M 0 0 L 21600 0 21600 21600 0 21600 0 0 Z N"/>
              </draw:custom-shape>
              <draw:custom-shape draw:name="pole tekstowe 41" draw:style-name="gr3" draw:text-style-name="P3" svg:width="0.925cm" svg:height="1.026cm" svg:x="1.704cm" svg:y="1.53cm">
                <text:p text:style-name="P3"><text:span text:style-name="T2">5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/>
          <table:table-cell table:style-name="ce2" office:value-type="string">
            <text:p>lp</text:p>
          </table:table-cell>
          <table:table-cell table:style-name="ce2" office:value-type="string">
            <text:p>Q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float" office:value="0">
            <text:p>0</text:p>
          </table:table-cell>
          <table:table-cell table:style-name="ce3" table:number-columns-repeated="7"/>
          <table:table-cell table:number-columns-repeated="1015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4"/>
          <table:table-cell table:style-name="ce3" table:number-columns-repeated="6"/>
          <table:table-cell table:number-columns-repeated="1015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5"/>
          <table:table-cell table:style-name="ce3" table:number-columns-repeated="6"/>
          <table:table-cell table:number-columns-repeated="101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5"/>
          <table:table-cell table:style-name="ce3" table:number-columns-repeated="4"/>
          <table:table-cell table:style-name="ce4"/>
          <table:table-cell table:style-name="ce3"/>
          <table:table-cell table:number-columns-repeated="1015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5"/>
          <table:table-cell table:style-name="ce3" table:number-columns-repeated="4"/>
          <table:table-cell table:style-name="ce5" table:number-columns-repeated="2"/>
          <table:table-cell table:number-columns-repeated="1015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5"/>
          <table:table-cell table:style-name="ce3" table:number-columns-repeated="4"/>
          <table:table-cell table:style-name="ce5"/>
          <table:table-cell table:style-name="ce4"/>
          <table:table-cell table:number-columns-repeated="1015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5"/>
          <table:table-cell table:style-name="ce3" table:number-columns-repeated="4"/>
          <table:table-cell table:style-name="ce5"/>
          <table:table-cell table:style-name="ce4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Arkusz3" table:style-name="ta1" table:print="false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anklin Gothic Book1" svg:font-family="'Franklin Gothic Book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Book" svg:font-family="'Franklin Gothic Boo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3">03.04.2023</text:date>, <text:time>01:04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23-04-03T01:03:57.53</meta:creation-date>
    <dc:date>2023-04-03T01:04:42.59</dc:date>
    <dc:creator>P </dc:creator>
    <meta:editing-duration>PT45S</meta:editing-duration>
    <meta:editing-cycles>1</meta:editing-cycles>
    <meta:document-statistic meta:table-count="3" meta:cell-count="16" meta:object-count="1"/>
    <meta:generator>OpenOffice/4.1.13$Win32 OpenOffice.org_project/4113m1$Build-9810</meta:generator>
  </office:meta>
</office:document-meta>
</file>